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6000001BDC6B9029627B4A566.png" manifest:media-type="image/png"/>
  <manifest:file-entry manifest:full-path="Pictures/10000001000007300000026E6CDA5E4FB030067D.png" manifest:media-type="image/png"/>
  <manifest:file-entry manifest:full-path="Pictures/10000001000005ED000004038A41D5F1F367FB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307cm" svg:y="-1.196cm" svg:width="17cm" svg:height="11.508cm" draw:z-index="1"><draw:image xlink:href="Pictures/10000001000005ED000004038A41D5F1F367FBA3.png" xlink:type="simple" xlink:show="embed" xlink:actuate="onLoad" draw:mime-type="image/png"/></draw:frame><draw:frame draw:style-name="fr1" draw:name="Image3" text:anchor-type="char" svg:x="-0.238cm" svg:y="10.513cm" svg:width="17cm" svg:height="5.747cm" draw:z-index="2"><draw:image xlink:href="Pictures/10000001000007300000026E6CDA5E4FB030067D.png" xlink:type="simple" xlink:show="embed" xlink:actuate="onLoad" draw:mime-type="image/png"/></draw:frame><draw:frame draw:style-name="fr1" draw:name="Image1" text:anchor-type="char" svg:x="-0.185cm" svg:y="16.529cm" svg:width="17cm" svg:height="8.537cm" draw:z-index="0"><draw:image xlink:href="Pictures/1000000100000376000001BDC6B9029627B4A566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7:15:54.159465399</meta:creation-date>
    <dc:date>2023-11-24T17:29:33.720895741</dc:date>
    <meta:editing-duration>PT8M20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